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57" style:family="table">
      <style:table-properties style:width="16.161cm" fo:margin-left="0.439cm" fo:margin-right="0.4cm" table:align="margins" style:writing-mode="lr-tb"/>
    </style:style>
    <style:style style:name="Tabla57.A" style:family="table-column">
      <style:table-column-properties style:column-width="8.054cm" style:rel-column-width="32657*"/>
    </style:style>
    <style:style style:name="Tabla57.B" style:family="table-column">
      <style:table-column-properties style:column-width="8.107cm" style:rel-column-width="32878*"/>
    </style:style>
    <style:style style:name="Tabla5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7.B1" style:family="table-cell">
      <style:table-cell-properties style:vertical-align="middle" fo:padding="0.097cm" fo:border="0.5pt solid #000000"/>
    </style:style>
    <style:style style:name="Tabla5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1" style:family="table">
      <style:table-properties style:width="16.17cm" fo:margin-left="0.43cm" fo:margin-right="0.4cm" table:align="margins" style:writing-mode="lr-tb"/>
    </style:style>
    <style:style style:name="Tabla61.A" style:family="table-column">
      <style:table-column-properties style:column-width="8.072cm" style:rel-column-width="32712*"/>
    </style:style>
    <style:style style:name="Tabla61.B" style:family="table-column">
      <style:table-column-properties style:column-width="8.098cm" style:rel-column-width="32823*"/>
    </style:style>
    <style:style style:name="Tabla61.A1" style:family="table-cell">
      <style:table-cell-properties style:vertical-align="middle" fo:padding="0.097cm" fo:border="0.5pt solid #000000"/>
    </style:style>
    <style:style style:name="Tabla6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1.3" style:family="table-row">
      <style:table-row-properties style:min-row-height="1.124cm"/>
    </style:style>
    <style:style style:name="Tabla62" style:family="table">
      <style:table-properties style:width="16.161cm" fo:margin-left="0.42cm" fo:margin-right="0.42cm" table:align="margins" style:writing-mode="lr-tb"/>
    </style:style>
    <style:style style:name="Tabla62.A" style:family="table-column">
      <style:table-column-properties style:column-width="16.161cm" style:rel-column-width="65535*"/>
    </style:style>
    <style:style style:name="Tabla62.A1" style:family="table-cell">
      <style:table-cell-properties style:vertical-align="middle" fo:padding="0.097cm" fo:border="0.5pt solid #000000"/>
    </style:style>
    <style:style style:name="Tabla6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6.161cm" fo:margin-left="0.42cm" fo:margin-right="0.42cm" table:align="margins"/>
    </style:style>
    <style:style style:name="Table7.A" style:family="table-column">
      <style:table-column-properties style:column-width="16.161cm" style:rel-column-width="65535*"/>
    </style:style>
    <style:style style:name="Table7.A1" style:family="table-cell">
      <style:table-cell-properties style:vertical-align="middle" fo:padding="0.097cm" fo:border="0.5pt solid #000000"/>
    </style:style>
    <style:style style:name="Table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161cm" fo:margin-left="0.42cm" fo:margin-right="0.42cm" table:align="margins" style:writing-mode="lr-tb"/>
    </style:style>
    <style:style style:name="Table2.A" style:family="table-column">
      <style:table-column-properties style:column-width="16.161cm" style:rel-column-width="65535*"/>
    </style:style>
    <style:style style:name="Table2.A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fo:color="#000000" style:font-name="arial"/>
    </style:style>
    <style:style style:name="P3" style:family="paragraph" style:parent-style-name="Table_20_Contents">
      <style:text-properties fo:color="#000000" style:font-name="arial" fo:font-weight="bold" style:font-weight-asian="bold" style:font-weight-complex="bold"/>
    </style:style>
    <style:style style:name="P4" style:family="paragraph" style:parent-style-name="Table_20_Contents">
      <style:text-properties fo:color="#000000" style:font-name="arial" fo:font-weight="normal" style:font-weight-asian="normal" style:font-weight-complex="normal"/>
    </style:style>
    <style:style style:name="P5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6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7" style:family="paragraph" style:parent-style-name="UC_5f_NormalAzul">
      <style:paragraph-properties fo:margin-left="0.953cm" fo:margin-right="0cm" fo:text-indent="0cm" style:auto-text-indent="false"/>
      <style:text-properties fo:color="#000000" style:font-name="arial"/>
    </style:style>
    <style:style style:name="P8" style:family="paragraph" style:parent-style-name="Standard">
      <style:text-properties fo:color="#000000" style:font-name="arial"/>
    </style:style>
    <style:style style:name="P9" style:family="paragraph" style:parent-style-name="Standard">
      <style:text-properties fo:color="#000000" style:font-name="arial" fo:font-weight="bold" style:font-weight-asian="bold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style-complex="italic" style:font-weight-complex="normal"/>
    </style:style>
    <style:style style:name="T6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liminar Tipo de ítem.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3">Nombre del Caso de Uso: <text:span text:style-name="T4">Eliminar Tipo de ítem.</text:span></text:p>
          </table:table-cell>
          <table:table-cell table:style-name="Tabla57.B1" office:value-type="string">
            <text:p text:style-name="P3">Nro. de Caso de Uso: <text:span text:style-name="T4">CU 57</text:span></text:p>
          </table:table-cell>
        </table:table-row>
        <table:table-row>
          <table:table-cell table:style-name="Tabla57.A2" table:number-columns-spanned="2" office:value-type="string">
            <text:p text:style-name="P3">Actor Principal: <text:span text:style-name="T4">Miembro del Proyecto.</text:span></text:p>
          </table:table-cell>
          <table:covered-table-cell/>
        </table:table-row>
        <table:table-row>
          <table:table-cell table:style-name="Tabla57.A2" table:number-columns-spanned="2" office:value-type="string">
            <text:p text:style-name="P3">Objetivo: <text:span text:style-name="T4">Permite eliminar <text:s/>los tipos de ítems.</text:span></text:p>
          </table:table-cell>
          <table:covered-table-cell/>
        </table:table-row>
        <table:table-row>
          <table:table-cell table:style-name="Tabla57.A2" table:number-columns-spanned="2" office:value-type="string">
            <text:p text:style-name="P3">Pre-Condiciones:</text:p>
            <text:p text:style-name="P3"><text:span text:style-name="T4">1</text:span> <text:span text:style-name="T4">– Debe existir al menos un tipo de ítem registrado en el proyecto.</text:span></text:p>
            <text:p text:style-name="P4">2 <text:bookmark-start text:name="__DdeLink__18841_1533337341"/>–<text:bookmark-end text:name="__DdeLink__18841_1533337341"/> El proyecto debe estar en estado pendiente.</text:p>
            <text:p text:style-name="P4">3- El usuario debe poseer los permisos correspondientes.</text:p>
          </table:table-cell>
          <table:covered-table-cell/>
        </table:table-row>
        <table:table-row>
          <table:table-cell table:style-name="Tabla57.A2" table:number-columns-spanned="2" office:value-type="string">
            <text:p text:style-name="P3">Post-Condiciones:</text:p>
            <text:p text:style-name="P3"><text:span text:style-name="T4">1</text:span> <text:span text:style-name="T4">– El sistema procederá a la eliminación física del tipo de ítem del proyecto de la base de datos.</text:span></text:p>
          </table:table-cell>
          <table:covered-table-cell/>
        </table:table-row>
      </table:table>
      <text:p text:style-name="P9"/>
      <text:p text:style-name="P10">Diagramas de casos de uso relacionados:<text:span text:style-name="T3"> Diagrama de Caso de Uso del Módulo de Desarrollo.</text:span></text:p>
      <text:p text:style-name="P8"/>
      <table:table table:name="Tabla61" table:style-name="Tabla61">
        <table:table-column table:style-name="Tabla61.A"/>
        <table:table-column table:style-name="Tabla61.B"/>
        <table:table-row>
          <table:table-cell table:style-name="Tabla61.A1" table:number-columns-spanned="2" office:value-type="string">
            <text:p text:style-name="P3">CURSO NORMAL(Camino exitoso)</text:p>
            <text:p text:style-name="P3"/>
          </table:table-cell>
          <table:covered-table-cell/>
        </table:table-row>
        <table:table-row>
          <table:table-cell table:style-name="Tabla61.A2" office:value-type="string">
            <text:p text:style-name="P3">Usuario</text:p>
          </table:table-cell>
          <table:table-cell table:style-name="Tabla61.B2" office:value-type="string">
            <text:p text:style-name="P3">Sistema</text:p>
          </table:table-cell>
        </table:table-row>
        <table:table-row table:style-name="Tabla61.3">
          <table:table-cell table:style-name="Tabla61.A2" office:value-type="string">
            <text:p text:style-name="P2">1- Selecciona Administrar Tipo Item</text:p>
          </table:table-cell>
          <table:table-cell table:style-name="Tabla61.B2" office:value-type="string">
            <text:p text:style-name="P2">2 <text:span text:style-name="T4">– Se despliega la lista de Tipos de Ítems.</text:span></text:p>
          </table:table-cell>
        </table:table-row>
        <table:table-row table:style-name="Tabla61.3">
          <table:table-cell table:style-name="Tabla61.A2" office:value-type="string">
            <text:p text:style-name="P2">3 <text:span text:style-name="T4">– Selecciona un Tipo de ítem específico.</text:span></text:p>
          </table:table-cell>
          <table:table-cell table:style-name="Tabla61.B2" office:value-type="string">
            <text:p text:style-name="P2">4-Muestra los datos del Tipo de Item escogido</text:p>
          </table:table-cell>
        </table:table-row>
        <table:table-row table:style-name="Tabla61.3">
          <table:table-cell table:style-name="Tabla61.A2" office:value-type="string">
            <text:p text:style-name="P2">5<text:bookmark-start text:name="__DdeLink__17410_1054330432"/> <text:span text:style-name="T4">–</text:span><text:bookmark-end text:name="__DdeLink__17410_1054330432"/> Selecciona “Eliminar”.</text:p>
          </table:table-cell>
          <table:table-cell table:style-name="Tabla61.B2" office:value-type="string">
            <text:p text:style-name="P2">6 <text:span text:style-name="T4">– Se despliega un mensaje de confirmación de eliminación del Tipo de ítem.</text:span></text:p>
          </table:table-cell>
        </table:table-row>
        <table:table-row table:style-name="Tabla61.3">
          <table:table-cell table:style-name="Tabla61.A2" office:value-type="string">
            <text:p text:style-name="P2">7 <text:bookmark-start text:name="__DdeLink__13429_680155964"/><text:span text:style-name="T4">–</text:span><text:bookmark-end text:name="__DdeLink__13429_680155964"/><text:span text:style-name="T4"> Se confirma la operación.</text:span></text:p>
          </table:table-cell>
          <table:table-cell table:style-name="Tabla61.B2" office:value-type="string">
            <text:p text:style-name="P2"><text:span text:style-name="T4">8–</text:span> Se procede a la eliminación física del tipo de ítem de la base de datos.</text:p>
          </table:table-cell>
        </table:table-row>
      </table:table>
      <text:p text:style-name="P8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3">ALTERNATIVAS(Camino exitoso)</text:p>
          </table:table-cell>
        </table:table-row>
        <table:table-row>
          <table:table-cell table:style-name="Tabla62.A2" office:value-type="string">
            <text:list xml:id="list13354911531" text:style-name="WW8Num8">
              <text:list-header>
                <text:p text:style-name="P12"><text:bookmark-start text:name="__DdeLink__13431_680155964"/>A1. Cancelar eliminación de Tipo de ítem.</text:p>
              </text:list-header>
            </text:list>
            <text:p text:style-name="P7"><text:span text:style-name="T6">El Miembro del Proyecto dispone de la opción “</text:span><text:span text:style-name="T5">Cancelar”</text:span><text:span text:style-name="T6">, en cuyo caso se cierra el formulario de Eliminación de Tipo de ítem.</text:span><text:bookmark-end text:name="__DdeLink__13431_680155964"/></text:p>
          </table:table-cell>
        </table:table-row>
      </table:table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3">EXCEPCIONES</text:p>
          </table:table-cell>
        </table:table-row>
        <table:table-row>
          <table:table-cell table:style-name="Table7.A2" office:value-type="string">
            <text:list xml:id="list1003258688" text:continue-numbering="true" text:style-name="WW8Num8">
              <text:list-header>
                <text:p text:style-name="P12"/>
                <text:p text:style-name="P12"><text:bookmark-start text:name="__DdeLink__13433_680155964"/>E1. Servidor Web no disponible.</text:p>
              </text:list-header>
            </text:list>
            <text:p text:style-name="P5">Si el Sistema no puede interactuar con el Servidor Web para la Eliminación de Tipo de ítem, el usuario debe ser notificado por medio de un mensaje.</text:p>
            <text:p text:style-name="P6"><text:bookmark-end text:name="__DdeLink__13433_680155964"/></text:p>
          </table:table-cell>
        </table:table-row>
      </table:table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Asociaciones de Extensión: Administrar Tipo de Item</text:p>
          </table:table-cell>
        </table:table-row>
        <text:soft-page-break/>
        <table:table-row>
          <table:table-cell table:style-name="Table2.A2" office:value-type="string">
            <text:p text:style-name="P2">Asociaciones de Inclusión: <text:s/></text:p>
          </table:table-cell>
        </table:table-row>
        <table:table-row>
          <table:table-cell table:style-name="Table2.A2" office:value-type="string">
            <text:p text:style-name="P2">Caso de Uso donde se incluye: </text:p>
          </table:table-cell>
        </table:table-row>
        <table:table-row>
          <table:table-cell table:style-name="Table2.A2" office:value-type="string">
            <text:p text:style-name="P2">Caso de Uso al que se extiende: Administrar Tipo de Item, Consultar Tipo de Item</text:p>
          </table:table-cell>
        </table:table-row>
        <table:table-row>
          <table:table-cell table:style-name="Table2.A2" office:value-type="string">
            <text:p text:style-name="P2">Caso de Uso de Generalización: </text:p>
          </table:table-cell>
        </table:table-row>
        <table:table-row>
          <table:table-cell table:style-name="Table2.A2" office:value-type="string">
            <text:p text:style-name="P2">Requerimientos Funcionales Asociados: RF201 al RF205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6:32:56</meta:creation-date>
    <dc:date>2013-03-22T23:45:20</dc:date>
    <meta:editing-duration>PT1M20S</meta:editing-duration>
    <meta:editing-cycles>10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36" meta:word-count="292" meta:character-count="1726" meta:non-whitespace-character-count="1464"/>
  </office:meta>
</office:document-meta>
</file>